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fo:font-weight="bold" style:font-size-asian="11pt" style:font-weight-asian="bold" style:font-name-complex="Century Gothic" style:font-size-complex="11pt" style:font-weight-complex="bold"/>
    </style:style>
    <style:style style:name="P10" style:family="paragraph" style:parent-style-name="Standard">
      <style:text-properties style:font-name="Myriad Pro" fo:font-size="11pt" fo:font-weight="normal" style:font-size-asian="11pt" style:font-weight-asian="normal" style:font-name-complex="Century Gothic" style:font-size-complex="11pt" style:font-weight-complex="normal"/>
    </style:style>
    <style:style style:name="P11" style:family="paragraph" style:parent-style-name="Standard">
      <style:text-properties style:font-name="Myriad Pro" fo:font-size="10pt" fo:font-weight="normal" style:font-size-asian="10pt" style:font-weight-asian="normal" style:font-name-complex="Century Gothic" style:font-size-complex="10pt" style:font-weight-complex="normal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<text:s/></text:p>
      <text:p text:style-name="P7"/>
      <text:p text:style-name="P7"/>
      <text:p text:style-name="P8"/>
      <text:p text:style-name="P8"/>
      <text:p text:style-name="P8"><text:date style:data-style-name="N81" text:date-value="2014-03-12T10:41:37">12. March 2014</text:date></text:p>
      <text:p text:style-name="P7">ORDER NOTIFICATION</text:p>
      <text:p text:style-name="P9">Order Number: </text:p>
      <text:p text:style-name="P10">Order Placed: </text:p>
      <text:p text:style-name="P10">Customer:</text:p>
      <text:p text:style-name="P10">Contact Details:</text:p>
      <text:p text:style-name="P10"/>
      <text:p text:style-name="P10">Order Status:</text:p>
      <text:p text:style-name="P10"/>
      <text:p text:style-name="P10">Dear ,</text:p>
      <text:p text:style-name="P10"/>
      <text:p text:style-name="P10">Thank you for your order received on . The order status above indicates the history and progress of your order. You can review this order by visiting the Order Page.</text:p>
      <text:p text:style-name="P10"/>
      <text:p text:style-name="P10">If you have any problems or special requests relating to this order, please contact our</text:p>
      <text:p text:style-name="P10">customer relations staff at <text:a xlink:type="simple" xlink:href="mailto:customers-eo@sansa.org.za">customers-eo@sansa.org.za</text:a> or 012 844 0386/0370.</text:p>
      <text:p text:style-name="P10"/>
      <text:p text:style-name="P10">Regards,</text:p>
      <text:p text:style-name="P10"/>
      <text:p text:style-name="P10">Pryaska Veramoothea</text:p>
      <text:p text:style-name="P10">The SANSA Earth Observation Team</text:p>
      <text:p text:style-name="P10"/>
      <text:p text:style-name="P10"/>
      <text:p text:style-name="P9">Product List</text:p>
      <text:p text:style-name="P11">Click on active links for immediate download (note the file size)</text:p>
      <text:p text:style-name="P11"/>
      <text:p text:style-name="P11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5cm" svg:y="0.258cm" svg:width="7.331cm" svg:height="3.33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0:41:37</dc:date>
    <meta:print-date>2011-10-04T14:25:00</meta:print-date>
    <meta:editing-cycles>17</meta:editing-cycles>
    <meta:editing-duration>PT48M28S</meta:editing-duration>
    <meta:generator>OpenOffice/4.0.1$Unix OpenOffice.org_project/401m5$Build-9714</meta:generator>
    <dc:creator>George Irwin</dc:creator>
    <meta:document-statistic meta:table-count="0" meta:image-count="3" meta:object-count="0" meta:page-count="1" meta:paragraph-count="22" meta:word-count="108" meta:character-count="703"/>
  </office:meta>
</office:document-meta>
</file>